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2" style:family="table">
      <style:table-properties style:width="17.403cm" table:align="margins" style:writing-mode="page"/>
    </style:style>
    <style:style style:name="Tableau2.A" style:family="table-column">
      <style:table-column-properties style:column-width="3.965cm" style:rel-column-width="14932*"/>
    </style:style>
    <style:style style:name="Tableau2.B" style:family="table-column">
      <style:table-column-properties style:column-width="3.441cm" style:rel-column-width="12960*"/>
    </style:style>
    <style:style style:name="Tableau2.C" style:family="table-column">
      <style:table-column-properties style:column-width="9.996cm" style:rel-column-width="37643*"/>
    </style:style>
    <style:style style:name="Tableau2.A1" style:family="table-cell">
      <style:table-cell-properties fo:background-color="#555555"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555555"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fr" fo:country="FR"/>
    </style:style>
    <style:style style:name="P2" style:family="paragraph" style:parent-style-name="Text_20_body">
      <style:text-properties fo:language="fr" fo:country="FR" officeooo:paragraph-rsid="0012207d" fo:background-color="transparent"/>
    </style:style>
    <style:style style:name="P3" style:family="paragraph" style:parent-style-name="Standard">
      <style:text-properties fo:font-size="10pt" fo:language="fr" fo:country="FR" fo:font-weight="bold" style:font-size-asian="10pt" style:font-weight-asian="bold" style:font-size-complex="10pt" style:font-weight-complex="bold"/>
    </style:style>
    <style:style style:name="P4" style:family="paragraph" style:parent-style-name="Standard">
      <style:text-properties fo:font-size="6pt" fo:language="fr" fo:country="FR" style:font-size-asian="5.25pt" style:font-size-complex="6pt"/>
    </style:style>
    <style:style style:name="P5"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6" style:family="paragraph" style:parent-style-name="Standard">
      <style:text-properties fo:font-size="2pt" fo:language="fr" fo:country="FR" officeooo:paragraph-rsid="00242b3f" style:font-size-asian="1.75pt" style:font-size-complex="2pt"/>
    </style:style>
    <style:style style:name="P7"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8" style:family="paragraph" style:parent-style-name="Standard">
      <style:text-properties fo:color="#ff3333" fo:font-size="10pt" fo:language="fr" fo:country="FR" officeooo:rsid="003dcc4a" officeooo:paragraph-rsid="003dcc4a" style:font-size-asian="10pt" style:font-size-complex="10pt"/>
    </style:style>
    <style:style style:name="P9" style:family="paragraph" style:parent-style-name="Standard" style:list-style-name="L1">
      <style:text-properties fo:color="#ff3333" fo:font-size="10pt" fo:language="fr" fo:country="FR" officeooo:rsid="003dcc4a" officeooo:paragraph-rsid="003dcc4a" style:font-size-asian="10pt" style:font-size-complex="10pt"/>
    </style:style>
    <style:style style:name="P10" style:family="paragraph" style:parent-style-name="Standard">
      <style:text-properties fo:language="fr" fo:country="FR" officeooo:paragraph-rsid="00242b3f"/>
    </style:style>
    <style:style style:name="P11" style:family="paragraph" style:parent-style-name="Standard">
      <style:paragraph-properties fo:text-align="center" style:justify-single-word="false"/>
      <style:text-properties fo:language="fr" fo:country="FR"/>
    </style:style>
    <style:style style:name="P12" style:family="paragraph" style:parent-style-name="Standard">
      <style:paragraph-properties fo:text-align="end" style:justify-single-word="false"/>
      <style:text-properties fo:language="fr" fo:country="FR" fo:font-weight="bold" style:font-weight-asian="bold" style:font-weight-complex="bold"/>
    </style:style>
    <style:style style:name="P13" style:family="paragraph" style:parent-style-name="Standard">
      <style:paragraph-properties fo:text-align="end" style:justify-single-word="false"/>
      <style:text-properties fo:language="fr" fo:country="FR"/>
    </style:style>
    <style:style style:name="P14"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15" style:family="paragraph" style:parent-style-name="Standard">
      <style:text-properties fo:language="fr" fo:country="FR" officeooo:rsid="003dcc4a" officeooo:paragraph-rsid="003dcc4a"/>
    </style:style>
    <style:style style:name="P16"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7" style:family="paragraph" style:parent-style-name="Standard">
      <style:paragraph-properties fo:text-align="center" style:justify-single-word="false"/>
      <style:text-properties fo:font-size="14pt" fo:language="fr" fo:country="FR" style:font-size-asian="14pt" style:font-size-complex="14pt"/>
    </style:style>
    <style:style style:name="P1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1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P2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2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22" style:family="paragraph" style:parent-style-name="Standard">
      <style:paragraph-properties fo:break-before="page"/>
      <style:text-properties fo:language="fr" fo:country="FR"/>
    </style:style>
    <style:style style:name="P23"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24" style:family="paragraph" style:parent-style-name="Table_20_Contents">
      <style:paragraph-properties fo:text-align="center" style:justify-single-word="false"/>
      <style:text-properties fo:font-size="8pt" fo:language="fr" fo:country="FR" style:font-size-asian="8pt" style:font-size-complex="8pt"/>
    </style:style>
    <style:style style:name="P25"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26" style:family="paragraph" style:parent-style-name="Table_20_Contents">
      <style:text-properties fo:font-size="7pt" fo:language="fr" fo:country="FR" style:font-size-asian="7pt" style:font-size-complex="7pt"/>
    </style:style>
    <style:style style:name="P27"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8" style:family="paragraph" style:parent-style-name="Table_20_Contents">
      <style:text-properties style:font-name="DejaVu Sans2" fo:font-size="10pt" fo:language="fr" fo:country="FR" style:font-size-asian="10pt" style:font-size-complex="10pt"/>
    </style:style>
    <style:style style:name="P29"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30" style:family="paragraph" style:parent-style-name="Table_20_Contents">
      <style:text-properties fo:language="fr" fo:country="FR"/>
    </style:style>
    <style:style style:name="P31" style:family="paragraph" style:parent-style-name="Table_20_Contents">
      <style:paragraph-properties fo:text-align="center" style:justify-single-word="false"/>
      <style:text-properties fo:language="fr" fo:country="FR"/>
    </style:style>
    <style:style style:name="P32" style:family="paragraph" style:parent-style-name="Table_20_Contents">
      <style:paragraph-properties fo:text-align="center" style:justify-single-word="false"/>
      <style:text-properties fo:language="fr" fo:country="FR" officeooo:paragraph-rsid="0032d14d"/>
    </style:style>
    <style:style style:name="P33" style:family="paragraph" style:parent-style-name="Table_20_Contents">
      <style:paragraph-properties fo:text-align="center" style:justify-single-word="false"/>
      <style:text-properties fo:language="fr" fo:country="FR" officeooo:rsid="0035e4a1" officeooo:paragraph-rsid="0035e4a1"/>
    </style:style>
    <style:style style:name="P34" style:family="paragraph" style:parent-style-name="Table_20_Contents">
      <style:paragraph-properties fo:text-align="justify" style:justify-single-word="false"/>
      <style:text-properties fo:language="fr" fo:country="FR"/>
    </style:style>
    <style:style style:name="P35" style:family="paragraph" style:parent-style-name="Table_20_Contents">
      <style:paragraph-properties fo:text-align="justify" style:justify-single-word="false"/>
      <style:text-properties fo:language="fr" fo:country="FR" officeooo:paragraph-rsid="0032d14d"/>
    </style:style>
    <style:style style:name="P36" style:family="paragraph" style:parent-style-name="Table_20_Contents">
      <style:paragraph-properties fo:text-align="justify" style:justify-single-word="false"/>
      <style:text-properties fo:language="fr" fo:country="FR" fo:font-weight="bold" style:font-weight-asian="bold" style:font-weight-complex="bold"/>
    </style:style>
    <style:style style:name="P37" style:family="paragraph" style:parent-style-name="Header">
      <style:text-properties fo:language="fr" fo:country="FR"/>
    </style:style>
    <style:style style:name="P38" style:family="paragraph" style:parent-style-name="Contents_20_4">
      <style:paragraph-properties>
        <style:tab-stops>
          <style:tab-stop style:position="15.905cm" style:type="right" style:leader-style="dotted" style:leader-text="."/>
        </style:tab-stops>
      </style:paragraph-properties>
    </style:style>
    <style:style style:name="P39" style:family="paragraph" style:parent-style-name="Heading_20_4">
      <style:text-properties fo:language="fr" fo:country="FR"/>
    </style:style>
    <style:style style:name="P40" style:family="paragraph" style:parent-style-name="Heading_20_4">
      <style:text-properties fo:language="fr" fo:country="FR" officeooo:paragraph-rsid="0012207d"/>
    </style:style>
    <style:style style:name="P41" style:family="paragraph" style:parent-style-name="Heading_20_4">
      <style:text-properties fo:language="fr" fo:country="FR" officeooo:paragraph-rsid="00453a37"/>
    </style:style>
    <style:style style:name="P42" style:family="paragraph" style:parent-style-name="Heading_20_4">
      <style:text-properties officeooo:rsid="004cdfbe" officeooo:paragraph-rsid="004cdfbe"/>
    </style:style>
    <style:style style:name="P43" style:family="paragraph" style:parent-style-name="Heading_20_4">
      <style:text-properties officeooo:rsid="0050b714" officeooo:paragraph-rsid="0050b714"/>
    </style:style>
    <style:style style:name="P44" style:family="paragraph" style:parent-style-name="Heading_20_3">
      <style:text-properties fo:language="fr" fo:country="FR"/>
    </style:style>
    <style:style style:name="P45" style:family="paragraph" style:parent-style-name="Heading_20_3">
      <style:text-properties fo:language="fr" fo:country="FR" officeooo:rsid="00453a37" officeooo:paragraph-rsid="00453a37"/>
    </style:style>
    <style:style style:name="P46" style:family="paragraph" style:parent-style-name="Heading_20_3">
      <style:text-properties fo:language="fr" fo:country="FR" officeooo:paragraph-rsid="0032d14d"/>
    </style:style>
    <style:style style:name="P47" style:family="paragraph" style:parent-style-name="Heading_20_3">
      <style:text-properties fo:language="fr" fo:country="FR" officeooo:paragraph-rsid="00453a37"/>
    </style:style>
    <style:style style:name="P48" style:family="paragraph" style:parent-style-name="Tableau_20_entête">
      <style:text-properties fo:language="fr" fo:country="FR"/>
    </style:style>
    <style:style style:name="P49" style:family="paragraph" style:parent-style-name="Tableau_20_entête">
      <style:paragraph-properties fo:text-align="center" style:justify-single-word="false"/>
      <style:text-properties fo:language="fr" fo:country="FR"/>
    </style:style>
    <style:style style:name="P50" style:family="paragraph" style:parent-style-name="Contents_20_2">
      <style:paragraph-properties>
        <style:tab-stops>
          <style:tab-stop style:position="16.903cm" style:type="right" style:leader-style="dotted" style:leader-text="."/>
        </style:tab-stops>
      </style:paragraph-properties>
    </style:style>
    <style:style style:name="P51" style:family="paragraph" style:parent-style-name="Contents_20_1">
      <style:paragraph-properties>
        <style:tab-stops>
          <style:tab-stop style:position="17.403cm" style:type="right" style:leader-style="dotted" style:leader-text="."/>
        </style:tab-stops>
      </style:paragraph-properties>
    </style:style>
    <style:style style:name="P52" style:family="paragraph" style:parent-style-name="Balise">
      <style:text-properties style:use-window-font-color="true" fo:language="fr" fo:country="FR"/>
    </style:style>
    <style:style style:name="P53" style:family="paragraph" style:parent-style-name="Frame_20_contents">
      <style:paragraph-properties fo:text-align="end" style:justify-single-word="false"/>
      <style:text-properties fo:language="fr" fo:country="FR" officeooo:paragraph-rsid="00242b3f"/>
    </style:style>
    <style:style style:name="P54" style:family="paragraph" style:parent-style-name="Heading_20_1">
      <style:text-properties fo:language="fr" fo:country="FR"/>
    </style:style>
    <style:style style:name="P55" style:family="paragraph" style:parent-style-name="Heading_20_1">
      <style:text-properties fo:language="fr" fo:country="FR" officeooo:rsid="003b1bfb" officeooo:paragraph-rsid="003b1bfb"/>
    </style:style>
    <style:style style:name="P56" style:family="paragraph" style:parent-style-name="Heading_20_1">
      <style:text-properties fo:language="fr" fo:country="FR" officeooo:rsid="0040009e" officeooo:paragraph-rsid="0040009e"/>
    </style:style>
    <style:style style:name="P57" style:family="paragraph" style:parent-style-name="Heading_20_1">
      <style:paragraph-properties fo:break-before="page"/>
      <style:text-properties fo:color="#ffffff" fo:language="fr" fo:country="FR"/>
    </style:style>
    <style:style style:name="P58" style:family="paragraph" style:parent-style-name="Contents_20_3">
      <style:paragraph-properties>
        <style:tab-stops>
          <style:tab-stop style:position="16.404cm" style:type="right" style:leader-style="dotted" style:leader-text="."/>
        </style:tab-stops>
      </style:paragraph-properties>
    </style:style>
    <style:style style:name="P59" style:family="paragraph" style:parent-style-name="Code">
      <style:text-properties style:font-name="DejaVu Sans1" fo:font-size="10pt" fo:language="fr" fo:country="FR" style:font-size-asian="10pt" style:font-size-complex="10pt"/>
    </style:style>
    <style:style style:name="P60" style:family="paragraph" style:parent-style-name="Heading_20_2">
      <style:text-properties fo:language="fr" fo:country="FR"/>
    </style:style>
    <style:style style:name="P61" style:family="paragraph" style:parent-style-name="Heading_20_2">
      <style:text-properties fo:language="fr" fo:country="FR" officeooo:paragraph-rsid="003b8f9a"/>
    </style:style>
    <style:style style:name="P62" style:family="paragraph" style:parent-style-name="Heading_20_2">
      <style:paragraph-properties fo:break-before="page"/>
      <style:text-properties fo:language="fr" fo:country="FR" officeooo:paragraph-rsid="0043723c"/>
    </style:style>
    <style:style style:name="P63" style:family="paragraph" style:parent-style-name="Text_20_body">
      <style:text-properties fo:language="fr" fo:country="FR"/>
    </style:style>
    <style:style style:name="P64" style:family="paragraph" style:parent-style-name="Text_20_body">
      <style:text-properties fo:language="fr" fo:country="FR" officeooo:rsid="0032e14d" officeooo:paragraph-rsid="0032e14d"/>
    </style:style>
    <style:style style:name="P65" style:family="paragraph" style:parent-style-name="Text_20_body" style:list-style-name="L2">
      <style:text-properties fo:language="fr" fo:country="FR"/>
    </style:style>
    <style:style style:name="P66" style:family="paragraph" style:parent-style-name="Text_20_body" style:list-style-name="L3">
      <style:text-properties fo:language="fr" fo:country="FR"/>
    </style:style>
    <style:style style:name="P67" style:family="paragraph" style:parent-style-name="Text_20_body" style:list-style-name="L4">
      <style:text-properties fo:language="fr" fo:country="FR" officeooo:paragraph-rsid="002f7ecb"/>
    </style:style>
    <style:style style:name="P68" style:family="paragraph" style:parent-style-name="Text_20_body" style:list-style-name="L5">
      <style:text-properties fo:language="fr" fo:country="FR"/>
    </style:style>
    <style:style style:name="P69" style:family="paragraph" style:parent-style-name="Text_20_body">
      <style:text-properties fo:language="fr" fo:country="FR" officeooo:paragraph-rsid="0032d14d"/>
    </style:style>
    <style:style style:name="P70" style:family="paragraph" style:parent-style-name="Text_20_body">
      <style:text-properties fo:language="fr" fo:country="FR" officeooo:rsid="003466f6" officeooo:paragraph-rsid="003466f6"/>
    </style:style>
    <style:style style:name="P71" style:family="paragraph" style:parent-style-name="Text_20_body" style:list-style-name="L6">
      <style:text-properties fo:language="fr" fo:country="FR"/>
    </style:style>
    <style:style style:name="P72" style:family="paragraph" style:parent-style-name="Text_20_body" style:list-style-name="L6">
      <style:text-properties fo:language="fr" fo:country="FR" officeooo:rsid="003a729b" fo:background-color="transparent"/>
    </style:style>
    <style:style style:name="P73" style:family="paragraph" style:parent-style-name="Text_20_body" style:list-style-name="L6">
      <style:text-properties fo:language="fr" fo:country="FR" fo:background-color="transparent"/>
    </style:style>
    <style:style style:name="P74" style:family="paragraph" style:parent-style-name="Text_20_body">
      <style:text-properties fo:language="fr" fo:country="FR" officeooo:paragraph-rsid="00453a37"/>
    </style:style>
    <style:style style:name="P75" style:family="paragraph" style:parent-style-name="Text_20_body">
      <style:text-properties fo:language="fr" fo:country="FR" officeooo:rsid="003b1bfb" officeooo:paragraph-rsid="003b1bfb"/>
    </style:style>
    <style:style style:name="P76" style:family="paragraph" style:parent-style-name="Text_20_body">
      <style:text-properties fo:language="fr" fo:country="FR" officeooo:rsid="003b1bfb" officeooo:paragraph-rsid="00453a37"/>
    </style:style>
    <style:style style:name="P77" style:family="paragraph" style:parent-style-name="Text_20_body" style:list-style-name="L7">
      <style:text-properties fo:language="fr" fo:country="FR"/>
    </style:style>
    <style:style style:name="P78" style:family="paragraph" style:parent-style-name="Text_20_body">
      <style:paragraph-properties fo:text-align="justify" style:justify-single-word="false"/>
      <style:text-properties fo:language="fr" fo:country="FR" officeooo:paragraph-rsid="0032d14d"/>
    </style:style>
    <style:style style:name="P79" style:family="paragraph" style:parent-style-name="Text_20_body">
      <style:text-properties fo:language="fr" fo:country="FR" officeooo:paragraph-rsid="0043723c"/>
    </style:style>
    <style:style style:name="P80" style:family="paragraph" style:parent-style-name="Text_20_body">
      <style:text-properties fo:language="fr" fo:country="FR" officeooo:rsid="003b8f9a" officeooo:paragraph-rsid="003b8f9a"/>
    </style:style>
    <style:style style:name="P81" style:family="paragraph" style:parent-style-name="Text_20_body">
      <style:text-properties fo:language="fr" fo:country="FR" officeooo:rsid="004a562f" officeooo:paragraph-rsid="004a562f"/>
    </style:style>
    <style:style style:name="P82" style:family="paragraph" style:parent-style-name="Text_20_body">
      <style:paragraph-properties fo:text-align="center" style:justify-single-word="false"/>
      <style:text-properties style:font-name="DejaVu Sans1" fo:font-size="10pt" fo:language="fr" fo:country="FR" style:font-size-asian="10pt" style:font-size-complex="10pt"/>
    </style:style>
    <style:style style:name="P83" style:family="paragraph" style:parent-style-name="Text_20_body">
      <style:text-properties fo:color="#000000" style:font-name="Monospace" fo:font-size="9pt" fo:language="fr" fo:country="FR" style:font-name-asian="Monospace" style:font-size-asian="9pt" style:font-name-complex="Monospace" style:font-size-complex="9pt"/>
    </style:style>
    <style:style style:name="P84" style:family="paragraph" style:parent-style-name="Text_20_body" style:list-style-name="L8">
      <style:text-properties officeooo:rsid="004a562f" officeooo:paragraph-rsid="004a562f"/>
    </style:style>
    <style:style style:name="P85" style:family="paragraph" style:parent-style-name="Text_20_body">
      <style:text-properties officeooo:paragraph-rsid="004a562f"/>
    </style:style>
    <style:style style:name="P86" style:family="paragraph" style:parent-style-name="Text_20_body">
      <style:text-properties officeooo:rsid="004cdfbe" officeooo:paragraph-rsid="004cdfbe"/>
    </style:style>
    <style:style style:name="P87" style:family="paragraph" style:parent-style-name="Text_20_body" style:list-style-name="L9">
      <style:text-properties officeooo:rsid="004ed65f" officeooo:paragraph-rsid="004ed65f"/>
    </style:style>
    <style:style style:name="P88" style:family="paragraph" style:parent-style-name="Text_20_body" style:list-style-name="L8">
      <style:text-properties officeooo:rsid="0050b714" officeooo:paragraph-rsid="0050b714"/>
    </style:style>
    <style:style style:name="P89" style:family="paragraph" style:parent-style-name="Text_20_body">
      <style:text-properties officeooo:rsid="0050b714" officeooo:paragraph-rsid="0050b714"/>
    </style:style>
    <style:style style:name="P90" style:family="paragraph" style:parent-style-name="Text_20_body">
      <style:paragraph-properties fo:padding="0.049cm" fo:border="0.06pt solid #000000" style:shadow="none"/>
      <style:text-properties fo:language="fr" fo:country="FR" fo:font-weight="bold" officeooo:rsid="0040009e" officeooo:paragraph-rsid="0040009e" style:font-weight-asian="bold" style:font-weight-complex="bold"/>
    </style:style>
    <style:style style:name="P91" style:family="paragraph" style:parent-style-name="Text_20_body">
      <style:paragraph-properties fo:padding="0.049cm" fo:border="0.06pt solid #000000" style:shadow="none"/>
      <style:text-properties fo:language="fr" fo:country="FR" fo:font-weight="bold" officeooo:paragraph-rsid="0032d14d" style:font-weight-asian="bold" style:font-weight-complex="bold"/>
    </style:style>
    <style:style style:name="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103c23" style:font-weight-asian="bold" style:font-weight-complex="bold"/>
    </style:style>
    <style:style style:name="T8" style:family="text">
      <style:text-properties fo:font-weight="bold" officeooo:rsid="00340628" style:font-weight-asian="bold" style:font-weight-complex="bold"/>
    </style:style>
    <style:style style:name="T9" style:family="text">
      <style:text-properties fo:font-weight="bold" officeooo:rsid="003a729b" style:font-weight-asian="bold" style:font-weight-complex="bold"/>
    </style:style>
    <style:style style:name="T10" style:family="text">
      <style:text-properties fo:font-weight="bold" officeooo:rsid="0043723c" style:font-weight-asian="bold" style:font-weight-complex="bold"/>
    </style:style>
    <style:style style:name="T11" style:family="text">
      <style:text-properties fo:background-color="transparent" loext:char-shading-value="0"/>
    </style:style>
    <style:style style:name="T12" style:family="text">
      <style:text-properties officeooo:rsid="003a729b" fo:background-color="transparent" loext:char-shading-value="0"/>
    </style:style>
    <style:style style:name="T13" style:family="text">
      <style:text-properties officeooo:rsid="00103c23"/>
    </style:style>
    <style:style style:name="T14" style:family="text">
      <style:text-properties officeooo:rsid="002e03b8"/>
    </style:style>
    <style:style style:name="T15" style:family="text">
      <style:text-properties officeooo:rsid="002f6506"/>
    </style:style>
    <style:style style:name="T16" style:family="text">
      <style:text-properties officeooo:rsid="003138d3"/>
    </style:style>
    <style:style style:name="T17" style:family="text">
      <style:text-properties officeooo:rsid="0032d14d"/>
    </style:style>
    <style:style style:name="T18" style:family="text">
      <style:text-properties officeooo:rsid="0032e14d"/>
    </style:style>
    <style:style style:name="T19" style:family="text">
      <style:text-properties officeooo:rsid="003453eb"/>
    </style:style>
    <style:style style:name="T20" style:family="text">
      <style:text-properties officeooo:rsid="0035e4a1"/>
    </style:style>
    <style:style style:name="T21" style:family="text">
      <style:text-properties officeooo:rsid="003a729b"/>
    </style:style>
    <style:style style:name="T22" style:family="text">
      <style:text-properties officeooo:rsid="003b8f9a"/>
    </style:style>
    <style:style style:name="T23" style:family="text">
      <style:text-properties officeooo:rsid="0040ef49"/>
    </style:style>
    <style:style style:name="T24" style:family="text">
      <style:text-properties officeooo:rsid="0043723c"/>
    </style:style>
    <style:style style:name="T25" style:family="text">
      <style:text-properties officeooo:rsid="00453a37"/>
    </style:style>
    <style:style style:name="T26" style:family="text">
      <style:text-properties officeooo:rsid="0049c782"/>
    </style:style>
    <style:style style:name="T27" style:family="text">
      <style:text-properties fo:language="fr" fo:country="FR" fo:background-color="transparent" loext:char-shading-value="0"/>
    </style:style>
    <style:style style:name="T28" style:family="text">
      <style:text-properties fo:language="fr" fo:country="FR" officeooo:rsid="004a562f" fo:background-color="transparent" loext:char-shading-value="0"/>
    </style:style>
    <style:style style:name="T29" style:family="text">
      <style:text-properties fo:language="fr" fo:country="FR" officeooo:rsid="004bf8b7" fo:background-color="transparent" loext:char-shading-value="0"/>
    </style:style>
    <style:style style:name="T30" style:family="text">
      <style:text-properties officeooo:rsid="004a562f"/>
    </style:style>
    <style:style style:name="T31" style:family="text">
      <style:text-properties officeooo:rsid="004ed65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6"><text:user-defined style:data-style-name="N0" text:name="Client">{{Client}}</text:user-defined></text:p>
            <text:p text:style-name="P16"/>
            <text:p text:style-name="P16"><text:user-defined style:data-style-name="N0" text:name="Projet">{{Projet}}</text:user-defined></text:p>
            <text:p text:style-name="P11"/>
            <text:p text:style-name="P17"><text:title>Dossier d'exploitation</text:title></text:p>
            <text:p text:style-name="P11"/>
            <text:p text:style-name="P11">Version <text:user-defined style:data-style-name="N0" text:name="Version">{{Version}}</text:user-defined></text:p>
          </table:table-cell>
        </table:table-row>
        <table:table-row table:style-name="Tableau12.2">
          <table:table-cell table:style-name="Tableau12.A1" office:value-type="string">
            <text:p text:style-name="P12">Auteur</text:p>
            <text:p text:style-name="P13"><text:user-defined style:data-style-name="N0" text:name="Auteur">{{Auteur}}</text:user-defined></text:p>
            <text:p text:style-name="P14"><text:user-defined style:data-style-name="N0" text:name="Auteur_Role">{{Auteur_Role}}</text:user-defined></text:p>
          </table:table-cell>
        </table:table-row>
      </table:table>
      <text:p text:style-name="P8">A Faire :</text:p>
      <text:list xml:id="list1111600056" text:style-name="L1">
        <text:list-item>
          <text:p text:style-name="P9">Remplacer manuellement les valeurs entre &lt;&gt;</text:p>
        </text:list-item>
        <text:list-item>
          <text:p text:style-name="P9">Les valeurs entre {{}} sont à renseigner dans les propriétés du document</text:p>
        </text:list-item>
      </text:list>
      <text:p text:style-name="P15"/>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51">1 - Versions<text:tab/>3</text:p>
          <text:p text:style-name="P51">2 - Introduction<text:tab/>4</text:p>
          <text:p text:style-name="P50">2.1 - Objet du document<text:tab/>4</text:p>
          <text:p text:style-name="P50">2.2 - Références<text:tab/>4</text:p>
          <text:p text:style-name="P51">3 - Pré-requis<text:tab/>5</text:p>
          <text:p text:style-name="P50">3.1 - Système<text:tab/>5</text:p>
          <text:p text:style-name="P58">3.1.1 - Serveur de Base de données<text:tab/>5</text:p>
          <text:p text:style-name="P38">3.1.1.1 - Caractéristiques techniques<text:tab/>5</text:p>
          <text:p text:style-name="P38">3.1.1.2 - Bases de données liées à un micro-service<text:tab/>5</text:p>
          <text:p text:style-name="P58">3.1.2 - Serveur Web<text:tab/>5</text:p>
          <text:p text:style-name="P38">3.1.2.1 - Caractéristiques techniques<text:tab/>5</text:p>
          <text:p text:style-name="P58">3.1.3 - Serveur de Batches<text:tab/>6</text:p>
          <text:p text:style-name="P58">3.1.4 - Serveur de Fichiers<text:tab/>6</text:p>
          <text:p text:style-name="P50">3.2 - Bases de données<text:tab/>6</text:p>
          <text:p text:style-name="P50">3.3 - Web-services<text:tab/>6</text:p>
          <text:p text:style-name="P50">3.4 - Autres Ressources<text:tab/>6</text:p>
          <text:p text:style-name="P51">4 - Procédure de déploiement<text:tab/>7</text:p>
          <text:p text:style-name="P50">4.1 - Déploiement des Batches<text:tab/>7</text:p>
          <text:p text:style-name="P58">4.1.1 - Artefacts<text:tab/>7</text:p>
          <text:p text:style-name="P58">4.1.2 - Variables d'environnement<text:tab/>7</text:p>
          <text:p text:style-name="P58">4.1.3 - Configuration<text:tab/>7</text:p>
          <text:p text:style-name="P38">4.1.3.1 - Fichier xxx.yyy<text:tab/>8</text:p>
          <text:p text:style-name="P38">4.1.3.2 - Fichier zzz.ttt<text:tab/>8</text:p>
          <text:p text:style-name="P38">4.1.3.3 - Fichier ...<text:tab/>8</text:p>
          <text:p text:style-name="P58">4.1.4 - Ressources<text:tab/>8</text:p>
          <text:p text:style-name="P58">4.1.5 - Vérifications<text:tab/>8</text:p>
          <text:p text:style-name="P50">4.2 - Déploiement de l'Application Web<text:tab/>9</text:p>
          <text:p text:style-name="P58">4.2.1 - Artefacts<text:tab/>9</text:p>
          <text:p text:style-name="P58">4.2.2 - Environnement de l’application web<text:tab/>9</text:p>
          <text:p text:style-name="P38">4.2.2.1 - Variables d’environnement<text:tab/>9</text:p>
          <text:p text:style-name="P58">4.2.3 - Répertoire de configuration applicatif<text:tab/>9</text:p>
          <text:p text:style-name="P38">4.2.3.1 - Fichier xxx.yyy<text:tab/>9</text:p>
          <text:p text:style-name="P58">4.2.4 - DataSources<text:tab/>9</text:p>
          <text:p text:style-name="P58">4.2.5 - Ressources<text:tab/>9</text:p>
          <text:p text:style-name="P58">4.2.6 - Vérifications<text:tab/>10</text:p>
          <text:p text:style-name="P51">5 - Procédure de démarrage / arrêt<text:tab/>11</text:p>
          <text:p text:style-name="P50">5.1 - Base de données<text:tab/>11</text:p>
          <text:p text:style-name="P50">5.2 - Batches<text:tab/>11</text:p>
          <text:p text:style-name="P50">5.3 - Application web<text:tab/>11</text:p>
          <text:p text:style-name="P51">6 - Procédure de mise à jour<text:tab/>12</text:p>
          <text:p text:style-name="P50">6.1 - Base de données<text:tab/>12</text:p>
          <text:p text:style-name="P50">6.2 - Batches<text:tab/>12</text:p>
          <text:p text:style-name="P50">6.3 - Application web<text:tab/>12</text:p>
          <text:p text:style-name="P51">7 - Supervision/Monitoring<text:tab/>13</text:p>
          <text:p text:style-name="P50">7.1 - Supervision de l’application web<text:tab/>13</text:p>
          <text:p text:style-name="P51">8 - Procédure de sauvegarde et restauration<text:tab/>14</text:p>
          <text:p text:style-name="P51">9 - Glossaire<text:tab/>15</text:p>
        </text:index-body>
      </text:table-of-content>
      <text:p text:style-name="P52"/>
      <text:p text:style-name="P52"/>
      <text:h text:style-name="P57" text:outline-level="1">Versions</text:h>
      <text:p text:style-name="P1"/>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49">Auteur</text:p>
          </table:table-cell>
          <table:table-cell table:style-name="Tableau7.A1" office:value-type="string">
            <text:p text:style-name="P49">Date</text:p>
          </table:table-cell>
          <table:table-cell table:style-name="Tableau7.A1" office:value-type="string">
            <text:p text:style-name="P48">Description</text:p>
          </table:table-cell>
          <table:table-cell table:style-name="Tableau7.A1" office:value-type="string">
            <text:p text:style-name="P49">Version</text:p>
          </table:table-cell>
        </table:table-row>
        <table:table-row table:style-name="Tableau7.2">
          <table:table-cell table:style-name="Tableau7.A2" office:value-type="string">
            <text:p text:style-name="P31">Xxx</text:p>
          </table:table-cell>
          <table:table-cell table:style-name="Tableau7.B2" office:value-type="string">
            <text:p text:style-name="P31">JJ/MM/AAAA</text:p>
          </table:table-cell>
          <table:table-cell table:style-name="Tableau7.C2" office:value-type="string">
            <text:p text:style-name="P30">Création du document</text:p>
          </table:table-cell>
          <table:table-cell table:style-name="Tableau7.D2" office:value-type="string">
            <text:p text:style-name="P31">XXX</text:p>
          </table:table-cell>
        </table:table-row>
        <table:table-row table:style-name="Tableau7.2">
          <table:table-cell table:style-name="Tableau7.A5" office:value-type="string">
            <text:p text:style-name="P31"/>
          </table:table-cell>
          <table:table-cell table:style-name="Tableau7.B5" office:value-type="string">
            <text:p text:style-name="P31"/>
          </table:table-cell>
          <table:table-cell table:style-name="Tableau7.C5" office:value-type="string">
            <text:p text:style-name="P30"/>
          </table:table-cell>
          <table:table-cell table:style-name="Tableau7.D5" office:value-type="string">
            <text:p text:style-name="P31"/>
          </table:table-cell>
        </table:table-row>
        <table:table-row table:style-name="Tableau7.2">
          <table:table-cell table:style-name="Tableau7.A5" office:value-type="string">
            <text:p text:style-name="P31"/>
          </table:table-cell>
          <table:table-cell table:style-name="Tableau7.B5" office:value-type="string">
            <text:p text:style-name="P31"/>
          </table:table-cell>
          <table:table-cell table:style-name="Tableau7.C5" office:value-type="string">
            <text:p text:style-name="P30"/>
          </table:table-cell>
          <table:table-cell table:style-name="Tableau7.D5" office:value-type="string">
            <text:p text:style-name="P31"/>
          </table:table-cell>
        </table:table-row>
        <table:table-row table:style-name="Tableau7.2">
          <table:table-cell table:style-name="Tableau7.A5" office:value-type="string">
            <text:p text:style-name="P31"/>
          </table:table-cell>
          <table:table-cell table:style-name="Tableau7.B5" office:value-type="string">
            <text:p text:style-name="P31"/>
          </table:table-cell>
          <table:table-cell table:style-name="Tableau7.C5" office:value-type="string">
            <text:p text:style-name="P30"/>
          </table:table-cell>
          <table:table-cell table:style-name="Tableau7.D5" office:value-type="string">
            <text:p text:style-name="P31"/>
          </table:table-cell>
        </table:table-row>
      </table:table>
      <text:p text:style-name="P59"/>
      <text:p text:style-name="P82"/>
      <text:h text:style-name="P54" text:outline-level="1">Introduction</text:h>
      <text:h text:style-name="P60" text:outline-level="2">Objet du document</text:h>
      <text:p text:style-name="P1">Le présent document constitue le <text:span text:style-name="T14">dossier d’exploitation </text:span>de l'application <text:span text:style-name="T30">LPDM (La Place Du Marché).</text:span></text:p>
      <text:p text:style-name="P64">Objectif du document...</text:p>
      <text:h text:style-name="P60" text:outline-level="2">Références</text:h>
      <text:p text:style-name="P1">Pour de plus amples informations, se référer :</text:p>
      <text:list xml:id="list2917986561" text:style-name="L2">
        <text:list-item>
          <text:p text:style-name="P65"><text:span text:style-name="T6">D</text:span><text:span text:style-name="T7">C</text:span><text:span text:style-name="T6">T - </text:span><text:span text:style-name="T7">Xxx</text:span> : Dossier de <text:span text:style-name="T13">conception</text:span> technique de l'application</text:p>
        </text:list-item>
        <text:list-item>
          <text:p text:style-name="P65">...</text:p>
        </text:list-item>
      </text:list>
      <text:h text:style-name="P55" text:outline-level="1">Pré-requis</text:h>
      <text:h text:style-name="P60" text:outline-level="2">Système</text:h>
      <text:h text:style-name="P44" text:outline-level="3">Serveur de Base de données</text:h>
      <text:p text:style-name="P81">L’application dans sa globalité repose sur une architecture micro-service et nécessite <text:span text:style-name="T31">7</text:span> serveurs de base de données intimement liés à cha<text:span text:style-name="T31">que micro-service</text:span>.</text:p>
      <text:h text:style-name="P39" text:outline-level="4">Caractéristiques techniques</text:h>
      <text:p text:style-name="P85"><text:span text:style-name="T28">Les différents serveurs de bases de données reposent sur des systèmes de gestion de base de données relationnelles PostgreSQL comme suit:</text:span></text:p>
      <text:list xml:id="list1162152156" text:style-name="L8">
        <text:list-item>
          <text:p text:style-name="P84"><text:span text:style-name="T27">L’ensemble des système de gestion repose sur la version 11 de PostgreSQL</text:span></text:p>
        </text:list-item>
        <text:list-item>
          <text:p text:style-name="P84"><text:span text:style-name="T27">Chaque serveur de base de données est exécuté de façon autonome dans un conteneur Docker ayant pour base système une distribution Linux Alpine. <text:s/></text:span></text:p>
        </text:list-item>
        <text:list-item>
          <text:p text:style-name="P84"><text:span text:style-name="T27">Chaque conteneur Docker exécutant un serveur de base de données se voit associé à un volume de données </text:span><text:span text:style-name="T29">qui lui est propre, afin de persister le contenu des données, si un conteneur est stoppé dans son exécution.</text:span></text:p>
        </text:list-item>
        <text:list-item>
          <text:p text:style-name="P88"><text:span text:style-name="T29">A</text:span><text:span text:style-name="T27">fin que les communications puissent correctement s’effectuer, chaque conteneur exécutant un serveur de base de données doit exposer un port différent. </text:span></text:p>
        </text:list-item>
      </text:list>
      <text:h text:style-name="P42" text:outline-level="4">Bases de données liées à un micro-service</text:h>
      <text:p text:style-name="P86">Le <text:span text:style-name="T31">liste</text:span> ci-dessous énumère les différentes base de données nécessaires au bon fonctionnement de l’application, associées au micro-service auquel elles sont rattachée :</text:p>
      <text:list xml:id="list2741910463" text:style-name="L9">
        <text:list-item>
          <text:p text:style-name="P87">DB Auth → micro-service à l’authentification</text:p>
        </text:list-item>
        <text:list-item>
          <text:p text:style-name="P87">DB Order → micro-service dédié aux commandes</text:p>
        </text:list-item>
        <text:list-item>
          <text:p text:style-name="P87">DB Product <text:s/>→ micro-service aux produits</text:p>
        </text:list-item>
        <text:list-item>
          <text:p text:style-name="P87">DB Stock → micro-service dédié aux stocks de produits</text:p>
        </text:list-item>
        <text:list-item>
          <text:p text:style-name="P87">DB Location → micro-service dédié à la gestion des adresses</text:p>
        </text:list-item>
        <text:list-item>
          <text:p text:style-name="P87">DB Store → micro-service dédié au magasins</text:p>
        </text:list-item>
        <text:list-item>
          <text:p text:style-name="P87">DB Storage → micro-service dédié à l’enregistrement de fichiers</text:p>
        </text:list-item>
      </text:list>
      <text:h text:style-name="P43" text:outline-level="4">Sécurité</text:h>
      <text:p text:style-name="P89">Pour que chaque micro-service puisse être autorisé à communiquer avec la base de données auquel il est rattaché, des identifiants de connexion sont stockés dans des fichiers de propriétés. Afin de ne pas exposer sur le réseau les identifiants de connexion aux base de données, ces derniers sont chiffrés via la bibliothèque Java Jasypt avec une clé de chiffrement. Cette clé doit être passé en tant que variable d’environnement lors de l’exécution du conteneur d’un micro-service pour que le data-source puisse être correctement lu par l’application et transmis à l’API JDBC. <text:s text:c="3"/></text:p>
      <text:h text:style-name="P44" text:outline-level="3"><text:soft-page-break/>Serveur Web</text:h>
      <text:p text:style-name="P1">Serveur physique ou virtuel hébergeant l'application web.</text:p>
      <text:h text:style-name="P40" text:outline-level="4">Caractéristiques techniques</text:h>
      <text:p text:style-name="P2"/>
      <text:h text:style-name="P44" text:outline-level="3">Serveur de Batches</text:h>
      <text:p text:style-name="P1">...</text:p>
      <text:h text:style-name="P44" text:outline-level="3">Serveur de Fichiers</text:h>
      <text:p text:style-name="P1">...</text:p>
      <text:h text:style-name="P60" text:outline-level="2">Bases de données</text:h>
      <text:p text:style-name="P1">Les bases de données et schémas suivants doivent être accessibles et à jour :</text:p>
      <text:list xml:id="list2725045751" text:style-name="L3">
        <text:list-item>
          <text:p text:style-name="P66"><text:span text:style-name="T6">… :</text:span> <text:span text:style-name="T15">version XXX</text:span></text:p>
        </text:list-item>
      </text:list>
      <text:h text:style-name="P60" text:outline-level="2">Web-services</text:h>
      <text:p text:style-name="P1">Les web services suivants doivent être accessibles et à jour :</text:p>
      <text:list xml:id="list4107213721" text:style-name="L4">
        <text:list-item>
          <text:p text:style-name="P67"><text:span text:style-name="T6">… :</text:span> <text:span text:style-name="T15">version XXX</text:span></text:p>
        </text:list-item>
      </text:list>
      <text:h text:style-name="P60" text:outline-level="2"><text:span text:style-name="T17">Autres </text:span>Ressource<text:span text:style-name="T17">s</text:span></text:h>
      <text:p text:style-name="P83">...</text:p>
      <text:p text:style-name="P83"/>
      <text:h text:style-name="P55" text:outline-level="1">Procédure de déploiement</text:h>
      <text:h text:style-name="P60" text:outline-level="2">Déploiement des Batches</text:h>
      <text:h text:style-name="P44" text:outline-level="3">Artefacts</text:h>
      <text:p text:style-name="P1">Les batches de <text:span text:style-name="T18">l’application Xxx</text:span> sont construits sous la forme d'une archive ZIP contenant les répertoires :</text:p>
      <text:list xml:id="list2035614791" text:style-name="L5">
        <text:list-item>
          <text:p text:style-name="P68"><text:span text:style-name="T6">bin</text:span> : les scripts SH de lancement des différents batches</text:p>
        </text:list-item>
        <text:list-item>
          <text:p text:style-name="P68"><text:span text:style-name="T6">conf</text:span> : les fichiers de configuration</text:p>
        </text:list-item>
        <text:list-item>
          <text:p text:style-name="P68"><text:span text:style-name="T6">...</text:span> : ...</text:p>
        </text:list-item>
      </text:list>
      <text:p text:style-name="P1"/>
      <text:p text:style-name="P1"><text:span text:style-name="T19">Extraire l</text:span>'archive <text:span text:style-name="T8">XXX</text:span><text:span text:style-name="T6">.zip</text:span> dans le répertoire :</text:p>
      <text:p text:style-name="P90">/xxx/yyy</text:p>
      <text:p text:style-name="P1"><text:span text:style-name="T19">Positionner l</text:span>es droits d'exécution sur les scripts SH de lancement des batches.</text:p>
      <text:p text:style-name="P1">….</text:p>
      <text:h text:style-name="P44" text:outline-level="3">Variables d'environnement</text:h>
      <text:p text:style-name="P69">Voici les variables d'environnement reconnues par les batches de <text:span text:style-name="T16">l’application XXX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49">Nom</text:p>
          </table:table-cell>
          <table:table-cell table:style-name="Tableau2.A1" office:value-type="string">
            <text:p text:style-name="P49">Obligatoire</text:p>
          </table:table-cell>
          <table:table-cell table:style-name="Tableau2.C1" office:value-type="string">
            <text:p text:style-name="P48">Description</text:p>
          </table:table-cell>
        </table:table-row>
        <table:table-row>
          <table:table-cell table:style-name="Tableau2.A3" office:value-type="string">
            <text:p text:style-name="P33">XXX_HOME</text:p>
          </table:table-cell>
          <table:table-cell table:style-name="Tableau2.B3" office:value-type="string">
            <text:p text:style-name="P32">non</text:p>
          </table:table-cell>
          <table:table-cell table:style-name="Tableau2.C3" office:value-type="string">
            <text:p text:style-name="P35">Répertoire racine d<text:span text:style-name="T20">e l’installation de l’application</text:span></text:p>
          </table:table-cell>
        </table:table-row>
        <table:table-row>
          <table:table-cell table:style-name="Tableau2.A3" office:value-type="string">
            <text:p text:style-name="P33"/>
          </table:table-cell>
          <table:table-cell table:style-name="Tableau2.B3" office:value-type="string">
            <text:p text:style-name="P32"/>
          </table:table-cell>
          <table:table-cell table:style-name="Tableau2.C3" office:value-type="string">
            <text:p text:style-name="P35"/>
          </table:table-cell>
        </table:table-row>
      </table:table>
      <text:p text:style-name="P69"/>
      <text:p text:style-name="P70">Définissez les variables d’environnement nécessaires <text:span text:style-name="T21">comme ceci...</text:span></text:p>
      <text:p text:style-name="P70">...</text:p>
      <text:h text:style-name="P44" text:outline-level="3">Configuration</text:h>
      <text:p text:style-name="P1">Voici les différents fichiers de configuration :</text:p>
      <text:list xml:id="list3411852939" text:style-name="L6">
        <text:list-item>
          <text:p text:style-name="P71"><text:span text:style-name="T9">xxx.yyy</text:span> : fichier de configuration des logs</text:p>
        </text:list-item>
        <text:list-item>
          <text:p text:style-name="P71"><text:span text:style-name="T9">zzz</text:span><text:span text:style-name="T6">.</text:span><text:span text:style-name="T9">ttt</text:span> : fichier de configuration de l'application...</text:p>
        </text:list-item>
        <text:list-item>
          <text:p text:style-name="P71"><text:span text:style-name="T9">aaa</text:span> : <text:span text:style-name="T11">fichier de configuration de la </text:span><text:span text:style-name="T12">ressources XXX</text:span></text:p>
        </text:list-item>
        <text:list-item>
          <text:p text:style-name="P72">...</text:p>
        </text:list-item>
        <text:list-item>
          <text:p text:style-name="P73"/>
        </text:list-item>
      </text:list>
      <text:h text:style-name="P39" text:outline-level="4"><text:soft-page-break/>Fichier <text:span text:style-name="T21">xxx</text:span>.<text:span text:style-name="T21">yyy</text:span></text:h>
      <text:p text:style-name="P1">…</text:p>
      <text:h text:style-name="P39" text:outline-level="4">Fichier <text:span text:style-name="T21">zzz</text:span>.<text:span text:style-name="T21">ttt</text:span></text:h>
      <text:p text:style-name="P1">...</text:p>
      <text:h text:style-name="P39" text:outline-level="4">Fichier ...</text:h>
      <text:p text:style-name="P1"/>
      <text:h text:style-name="P45" text:outline-level="3">Ressources</text:h>
      <text:p text:style-name="P74">...</text:p>
      <text:h text:style-name="P44" text:outline-level="3">Vérifications</text:h>
      <text:p text:style-name="P75">Afin de vérifier le bon déploiement des batches, faire ceci…</text:p>
      <text:p text:style-name="P75"/>
      <text:h text:style-name="P62" text:outline-level="2">Déploiement de l'Application Web</text:h>
      <text:h text:style-name="P44" text:outline-level="3">Artefacts</text:h>
      <text:p text:style-name="P1">...</text:p>
      <text:h text:style-name="P44" text:outline-level="3">Environnement de l’application web</text:h>
      <text:h text:style-name="P39" text:outline-level="4">Variables <text:span text:style-name="T24">d’environnement</text:span></text:h>
      <text:p text:style-name="P69">Le serveur d'application JOnAS doit être exécuté avec la variable d'environnement suivante définie au démarrage. Elle est nécessaire afin de récupérer le répertoire contenant les fichiers de configuration de l'application :</text:p>
      <text:p text:style-name="P91">-D<text:span text:style-name="T24">com</text:span>.<text:span text:style-name="T24">ocpizza.apps</text:span>.conf=$home_application_conf_directory</text:p>
      <text:p text:style-name="P69"/>
      <text:p text:style-name="P69">INFO : il ne faut pas mettre de « / » à la fin de la valeur de la variable et ne pas utiliser d'espace dans le chemin.</text:p>
      <text:h text:style-name="P46" text:outline-level="3">Répertoire de configuration applicatif</text:h>
      <text:p text:style-name="P69">Le répertoire de configuration applicatif doit être créé sur le <text:span text:style-name="T24">système de fichier</text:span> et définit de la façon suivante :</text:p>
      <text:p text:style-name="P91">$home_application_conf_directory/<text:span text:style-name="T24">applicationX</text:span></text:p>
      <text:p text:style-name="P1">… <text:span text:style-name="T25">fichiers de configuration… :</text:span></text:p>
      <text:list xml:id="list1743930902" text:style-name="L7">
        <text:list-item>
          <text:p text:style-name="P77">...</text:p>
        </text:list-item>
      </text:list>
      <text:h text:style-name="P41" text:outline-level="4">Fichier <text:span text:style-name="T21">xxx</text:span>.<text:span text:style-name="T21">yyy</text:span></text:h>
      <text:p text:style-name="P1">...</text:p>
      <text:h text:style-name="P46" text:outline-level="3">Data<text:span text:style-name="T24">S</text:span>ources</text:h>
      <text:p text:style-name="P78">Les accès aux bases de données doivent se configurer à l'aide des fichiers…</text:p>
      <text:p text:style-name="P78"/>
      <text:p text:style-name="P79">Le fichier de drivers <text:span text:style-name="T10">postgresql</text:span><text:span text:style-name="T6"> (</text:span><text:span text:style-name="T10">postgresql</text:span><text:span text:style-name="T6">-</text:span><text:span text:style-name="T10">9</text:span><text:span text:style-name="T6">.2.</text:span><text:span text:style-name="T10">x</text:span><text:span text:style-name="T6">.)</text:span> doit être déposé dans le répertoire :</text:p>
      <text:p text:style-name="P91">$home_<text:span text:style-name="T24">server</text:span>/lib/ext</text:p>
      <text:p text:style-name="P1">...</text:p>
      <text:h text:style-name="P46" text:outline-level="3">Ressources</text:h>
      <text:p text:style-name="P69">...</text:p>
      <text:h text:style-name="P47" text:outline-level="3"><text:soft-page-break/>Vérifications</text:h>
      <text:p text:style-name="P76">Afin de vérifier le bon déploiement de <text:span text:style-name="T26">l’application</text:span>, faire ceci…</text:p>
      <text:p text:style-name="P76"/>
      <text:h text:style-name="P56" text:outline-level="1">Procédure de démarrage / arrêt</text:h>
      <text:h text:style-name="P60" text:outline-level="2">Base de données</text:h>
      <text:p text:style-name="P1"/>
      <text:h text:style-name="P60" text:outline-level="2">Batches</text:h>
      <text:p text:style-name="P1"/>
      <text:h text:style-name="P60" text:outline-level="2">Application web</text:h>
      <text:h text:style-name="P54" text:outline-level="1">Procédure de mise à jour</text:h>
      <text:h text:style-name="P60" text:outline-level="2"><text:span text:style-name="T23">B</text:span>ase de données</text:h>
      <text:p text:style-name="P1"/>
      <text:h text:style-name="P60" text:outline-level="2"><text:span text:style-name="T23">B</text:span>atches</text:h>
      <text:p text:style-name="P1"/>
      <text:h text:style-name="P60" text:outline-level="2"><text:span text:style-name="T23">A</text:span>pplication web</text:h>
      <text:h text:style-name="P54" text:outline-level="1"><text:span text:style-name="T22">Supervision</text:span>/Monitoring</text:h>
      <text:h text:style-name="P61" text:outline-level="2"><text:span text:style-name="T22">Supervision</text:span> de l’application web</text:h>
      <text:p text:style-name="P80">Afin de tester que l’application web est toujours fonctionnelles, faire ceci…</text:p>
      <text:p text:style-name="P80"/>
      <text:h text:style-name="P54" text:outline-level="1">Procédure de sauvegarde <text:span text:style-name="T22">et restauration</text:span></text:h>
      <text:p text:style-name="P1"/>
      <text:h text:style-name="P54" text:outline-level="1">Glossaire</text:h>
      <table:table table:name="Tableau1" table:style-name="Tableau1">
        <table:table-column table:style-name="Tableau1.A"/>
        <table:table-column table:style-name="Tableau1.B"/>
        <table:table-row>
          <table:table-cell table:style-name="Tableau1.A1" office:value-type="string">
            <text:p text:style-name="P36"/>
          </table:table-cell>
          <table:table-cell table:style-name="Tableau1.B1" office:value-type="string">
            <text:p text:style-name="P34"/>
          </table:table-cell>
        </table:table-row>
        <table:table-row>
          <table:table-cell table:style-name="Tableau1.A2" office:value-type="string">
            <text:p text:style-name="P36"/>
          </table:table-cell>
          <table:table-cell table:style-name="Tableau1.B2" office:value-type="string">
            <text:p text:style-name="P3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officeooo:rsid="001e75b9" officeooo:paragraph-rsid="00242b3f"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2" style:family="text">
      <style:text-properties fo:color="#363636" style:font-name="Open Sans Condensed Light" fo:font-size="9pt" fo:font-weight="normal" officeooo:rsid="0020a4c3"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Entreprise}}</text:user-defined></text:p>
            </table:table-cell>
            <table:table-cell table:style-name="Tableau6.B1" office:value-type="string">
              <text:p text:style-name="MP2"><text:user-defined style:data-style-name="N0" text:name="Client">{{Client}}</text:user-defined></text:p>
              <text:p text:style-name="MP3"><text:user-defined style:data-style-name="N0" text:name="Projet">{{Projet}}</text:user-defined></text:p>
              <text:p text:style-name="MP4"><text:title>Dossier d'exploitation</text:title></text:p>
            </table:table-cell>
            <table:table-cell table:style-name="Tableau6.C1" office:value-type="string">
              <text:p text:style-name="MP5">Version : <text:user-defined style:data-style-name="N0" text:name="Version">{{Version}}</text:user-defined></text:p>
              <text:p text:style-name="MP5">Date : <text:user-defined style:data-style-name="N36" text:name="Version_Date">31/12/2016</text:user-defined></text:p>
              <text:p text:style-name="MP5">Page : <text:page-number text:select-page="current">3</text:page-number><text:s/>/ <text:page-count>15</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lt;LogoEntreprise&gt;</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Entreprise}}</text:user-defined></text:p>
            </table:table-cell>
            <table:table-cell table:style-name="Tableau5.A1" office:value-type="string">
              <text:p text:style-name="MP11"><text:span text:style-name="MT1">&lt;AdresseEntreprise&gt; – &lt;Téléphone&gt; – &lt;</text:span><text:span text:style-name="MT2">E</text:span><text:span text:style-name="MT1">mail&gt;</text:span></text:p>
            </table:table-cell>
          </table:table-row>
          <table:table-row table:style-name="Tableau5.2">
            <table:table-cell table:style-name="Tableau5.A1" office:value-type="string">
              <text:p text:style-name="MP12">&lt;siteWebEntreprise&gt;</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5</text:page-count><text:s/></text:p>
            </table:table-cell>
          </table:table-row>
        </table:table>
        <text:p text:style-name="MP1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7.3$Windows_X86_64 LibreOffice_project/dc89aa7a9eabfd848af146d5086077aeed2ae4a5</meta:generator>
    <dc:title>Dossier d'exploitation</dc:title>
    <meta:document-statistic meta:table-count="8" meta:image-count="0" meta:object-count="0" meta:page-count="15" meta:paragraph-count="204" meta:word-count="1238" meta:character-count="7378" meta:non-whitespace-character-count="6404"/>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